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6"/>
        <table:table-column table:style-name="co2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Hiérarchisation des cas d'utilisation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8" office:value-type="time" office:time-value="PT01H50M00S" calcext:value-type="time">
            <text:p>1:5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planning et le classement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 valider une idée », « supprimer une idée », « consulter ses scores » et « s'inscrire à une séance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 table:number-rows-repeated="36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1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1" table:number-rows-repeated="1048422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6:42:50.563472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5T16:44:45.662987299</dc:date>
    <dc:creator>dimitri </dc:creator>
    <meta:editing-duration>PT2H19M14S</meta:editing-duration>
    <meta:editing-cycles>18</meta:editing-cycles>
    <meta:generator>LibreOffice/4.2.8.2$Linux_x86 LibreOffice_project/420m0$Build-2</meta:generator>
    <meta:document-statistic meta:table-count="1" meta:cell-count="170" meta:object-count="0"/>
  </office:meta>
</office:document-meta>
</file>